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nsolas" svg:font-family="Consola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7.59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880000" style:text-line-through-style="none" style:text-line-through-type="none" style:font-name="Consolas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88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660066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6666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880000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8364380b-7fff-f59b-3955-8d2d96ba80fa"/>%1. x1(n) = 3𝛿(n+2) + 2𝛿(n) - 𝛿(n-3) + 5𝛿(n-7); -5&lt;=n&lt;=15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function</text:span><text:span text:style-name="T2"> </text:span><text:span text:style-name="T5">del</text:span><text:span text:style-name="T2"> </text:span><text:span text:style-name="T3">= </text:span><text:span text:style-name="T5">delta(n)</text:span><text:span text:style-name="T2"> </text:span><text:span text:style-name="T3">%</text:span><text:span text:style-name="T5">defining</text:span><text:span text:style-name="T2"> </text:span><text:span text:style-name="T5">a</text:span><text:span text:style-name="T2"> </text:span><text:span text:style-name="T5">function</text:span><text:span text:style-name="T2"> </text:span><text:span text:style-name="T5">for</text:span><text:span text:style-name="T2"> </text:span><text:span text:style-name="T5">unit</text:span><text:span text:style-name="T2"> </text:span><text:span text:style-name="T5">samples</text:span><text:span text:style-name="T3"><text:line-break/></text:span><text:span text:style-name="T1">if</text:span><text:span text:style-name="T3">(n==</text:span><text:span text:style-name="T6">0</text:span><text:span text:style-name="T3">)<text:line-break/>del =</text:span><text:span text:style-name="T6">1</text:span><text:span text:style-name="T3">;<text:line-break/></text:span><text:span text:style-name="T1">else</text:span><text:span text:style-name="T3"><text:line-break/>del = </text:span><text:span text:style-name="T6">0</text:span><text:span text:style-name="T3">;<text:line-break/>endif<text:line-break/>endfunction<text:line-break/><text:line-break/>y=</text:span><text:span text:style-name="T5">zeros</text:span><text:span text:style-name="T3">(</text:span><text:span text:style-name="T6">21</text:span><text:span text:style-name="T3">); </text:span><text:span text:style-name="T7">%initializing a vector to save the results</text:span><text:span text:style-name="T3"><text:line-break/>x=</text:span><text:span text:style-name="T6">-5</text:span><text:span text:style-name="T3">:</text:span><text:span text:style-name="T6">15</text:span><text:span text:style-name="T3">; </text:span><text:span text:style-name="T7">%x-coordinates where the function need to be plotted</text:span><text:span text:style-name="T3"><text:line-break/></text:span><text:span text:style-name="T1">for</text:span><text:span text:style-name="T2"> </text:span><text:span text:style-name="T3">n = </text:span><text:span text:style-name="T6">-5</text:span><text:span text:style-name="T3">:</text:span><text:span text:style-name="T6">15</text:span><text:span text:style-name="T2"> </text:span><text:span text:style-name="T7">%loop to get result for each value in the defined range</text:span><text:span text:style-name="T3"><text:line-break/>y(n+</text:span><text:span text:style-name="T6">6</text:span><text:span text:style-name="T3">) = </text:span><text:span text:style-name="T6">3</text:span><text:span text:style-name="T3">*delta(n+</text:span><text:span text:style-name="T6">2</text:span><text:span text:style-name="T3">) + </text:span><text:span text:style-name="T6">2</text:span><text:span text:style-name="T3">*delta(n) - delta(n</text:span><text:span text:style-name="T6">-3</text:span><text:span text:style-name="T3">) +</text:span><text:span text:style-name="T6">5</text:span><text:span text:style-name="T3">*delta(n</text:span><text:span text:style-name="T6">-7</text:span><text:span text:style-name="T3">); </text:span><text:span text:style-name="T7">%since in matlab, index starts from 1, y(n+6) is written to push the values to start from 1</text:span><text:span text:style-name="T3"><text:line-break/></text:span><text:span text:style-name="T1">end</text:span><text:span text:style-name="T3"><text:line-break/>stem(x,y); </text:span><text:span text:style-name="T7">using stem function to plot the resul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nsolas" svg:font-family="Consola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21:41:17.384459509</meta:creation-date>
    <dc:date>2020-07-01T21:46:32.783586491</dc:date>
    <meta:editing-duration>PT5M15S</meta:editing-duration>
    <meta:editing-cycles>1</meta:editing-cycles>
    <meta:document-statistic meta:table-count="1" meta:image-count="0" meta:object-count="0" meta:page-count="1" meta:paragraph-count="2" meta:word-count="97" meta:character-count="565" meta:non-whitespace-character-count="469"/>
    <meta:generator>LibreOffice/6.4.3.2$Linux_X86_64 LibreOffice_project/40$Build-2</meta:generator>
  </office:meta>
</office:document-meta>
</file>